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168cm"/>
    </style:style>
    <style:style style:name="gr2" style:family="graphic" style:parent-style-name="standard">
      <style:graphic-properties draw:stroke="none" svg:stroke-color="#000000" draw:fill="none" draw:fill-color="#ffffff" fo:min-height="4.668cm"/>
    </style:style>
    <style:style style:name="gr3" style:family="graphic" style:parent-style-name="standard">
      <style:graphic-properties draw:stroke="none" svg:stroke-color="#000000" draw:fill="none" draw:fill-color="#ffffff" fo:min-height="3.79cm"/>
    </style:style>
    <style:style style:name="gr4" style:family="graphic" style:parent-style-name="standard">
      <style:graphic-properties draw:stroke="none" svg:stroke-color="#000000" draw:fill="none" draw:fill-color="#ffffff" fo:min-height="4.95cm"/>
    </style:style>
    <style:style style:name="P1" style:family="paragraph">
      <loext:graphic-properties draw:fill="none" draw:fill-color="#ffffff"/>
      <style:text-properties fo:color="#4d90f0" fo:font-size="96pt" fo:text-shadow="1pt 1pt" fo:font-weight="normal" style:font-size-asian="96pt" style:font-weight-asian="normal" style:font-size-complex="96pt" style:font-weight-complex="normal"/>
    </style:style>
    <style:style style:name="P2" style:family="paragraph">
      <style:text-properties fo:font-size="105pt" style:font-size-asian="105pt" style:font-size-complex="105pt"/>
    </style:style>
    <style:style style:name="P3" style:family="paragraph">
      <loext:graphic-properties draw:fill="none" draw:fill-color="#ffffff"/>
      <style:text-properties fo:color="#4d90f0" fo:font-size="105pt" fo:text-shadow="1pt 1pt" fo:font-weight="bold" style:font-size-asian="105pt" style:font-weight-asian="bold" style:font-size-complex="105pt" style:font-weight-complex="bold"/>
    </style:style>
    <style:style style:name="T1" style:family="text">
      <style:text-properties fo:color="#4d90f0" fo:font-size="96pt" fo:text-shadow="1pt 1pt" fo:font-weight="normal" style:font-size-asian="96pt" style:font-weight-asian="normal" style:font-size-complex="96pt" style:font-weight-complex="normal"/>
    </style:style>
    <style:style style:name="T2" style:family="text">
      <style:text-properties fo:color="#4d90f0" fo:font-size="105pt" fo:text-shadow="1pt 1pt" fo:font-weight="bold" style:font-size-asian="105pt" style:font-weight-asian="bold" style:font-size-complex="10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8.1cm" svg:height="4.418cm" svg:x="12.2cm" svg:y="7.8cm">
          <draw:text-box>
            <text:p><text:span text:style-name="T1">XSD</text:span></text:p>
          </draw:text-box>
        </draw:frame>
        <draw:frame draw:style-name="gr2" draw:text-style-name="P1" draw:layer="layout" svg:width="8.1cm" svg:height="4.918cm" svg:x="4.1cm" svg:y="8.182cm">
          <draw:text-box>
            <text:p><text:span text:style-name="T1">DTD</text:span></text:p>
          </draw:text-box>
        </draw:frame>
        <draw:frame draw:style-name="gr2" draw:text-style-name="P1" draw:layer="layout" svg:width="8.1cm" svg:height="4.918cm" svg:x="1.6cm" svg:y="11.382cm">
          <draw:text-box>
            <text:p><text:span text:style-name="T1">RNG</text:span></text:p>
          </draw:text-box>
        </draw:frame>
        <draw:frame draw:style-name="gr2" draw:text-style-name="P1" draw:layer="layout" svg:width="8.1cm" svg:height="4.918cm" svg:x="10.6cm" svg:y="12.4cm">
          <draw:text-box>
            <text:p><text:span text:style-name="T1">SCH</text:span></text:p>
          </draw:text-box>
        </draw:frame>
        <draw:frame draw:style-name="gr3" draw:text-style-name="P1" draw:layer="layout" svg:width="9.4cm" svg:height="4.04cm" svg:x="18.8cm" svg:y="10.86cm">
          <draw:text-box>
            <text:p><text:span text:style-name="T1">XSLT</text:span></text:p>
          </draw:text-box>
        </draw:frame>
        <draw:frame draw:style-name="gr4" draw:text-style-name="P3" draw:layer="layout" svg:width="28.5cm" svg:height="5.2cm" svg:x="1.5cm" svg:y="3.5cm">
          <draw:text-box>
            <text:p text:style-name="P2"><text:span text:style-name="T2">XMLProcess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2T21:31:23.696113630</meta:creation-date>
    <dc:date>2015-11-02T21:57:36.039263116</dc:date>
    <meta:editing-duration>PT19M47S</meta:editing-duration>
    <meta:editing-cycles>4</meta:editing-cycles>
    <meta:generator>LibreOffice/4.4.2.2$Linux_X86_64 LibreOffice_project/40m0$Build-2</meta:generator>
    <meta:document-statistic meta:object-count="6"/>
  </office:meta>
</office:document-meta>
</file>